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sans1" svg:font-family="Lucidasans"/>
    <style:font-face style:name="OpenSymbol" svg:font-family="OpenSymbol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E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.7361in" table:align="center" fo:background-color="transparent">
        <style:background-image/>
      </style:table-properties>
    </style:style>
    <style:style style:name="Table1.A" style:family="table-column">
      <style:table-column-properties style:column-width="0.6701in"/>
    </style:style>
    <style:style style:name="Table1.B" style:family="table-column">
      <style:table-column-properties style:column-width="0.4694in"/>
    </style:style>
    <style:style style:name="Table1.C" style:family="table-column">
      <style:table-column-properties style:column-width="0.5965in"/>
    </style:style>
    <style:style style:name="Table1.A1" style:family="table-cell">
      <style:table-cell-properties style:vertical-align="middle" fo:background-color="transparent" fo:padding="0.0201in" fo:border-left="0.0139in solid #000000" fo:border-right="none" fo:border-top="0.0139in solid #000000" fo:border-bottom="0.0139in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201in" fo:border="0.013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201in" fo:border-left="0.0139in solid #000000" fo:border-right="none" fo:border-top="none" fo:border-bottom="0.0139in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201in" fo:border-left="0.0139in solid #000000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color="#000000" fo:font-size="14pt" fo:font-weight="bold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color="#000000" fo:font-size="14pt" fo:font-weight="bold"/>
    </style:style>
    <style:style style:name="P3" style:family="paragraph" style:parent-style-name="Text_20_body">
      <style:paragraph-properties fo:text-align="start" style:justify-single-word="false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fo:color="#000000" fo:font-size="24pt" fo:font-weight="bold"/>
    </style:style>
    <style:style style:name="P5" style:family="paragraph" style:parent-style-name="Text_20_body">
      <style:paragraph-properties fo:text-align="start" style:justify-single-word="false"/>
      <style:text-properties fo:color="#ff0000" fo:font-size="14pt" fo:font-weight="bold" style:font-size-asian="14pt" style:font-size-complex="14pt"/>
    </style:style>
    <style:style style:name="P6" style:family="paragraph" style:parent-style-name="Text_20_body">
      <style:paragraph-properties fo:margin-left="0.3937in" fo:margin-right="0in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965in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size="14pt"/>
    </style:style>
    <style:style style:name="P9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size="14pt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000000" fo:font-size="14pt"/>
    </style:style>
    <style:style style:name="P11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.1965in" fo:text-indent="0in" style:auto-text-indent="false"/>
      <style:text-properties fo:font-size="14pt"/>
    </style:style>
    <style:style style:name="P13" style:family="paragraph" style:parent-style-name="Text_20_body">
      <style:paragraph-properties fo:margin-left="0.0209in" fo:margin-right="0in" fo:margin-top="0in" fo:margin-bottom="0.1965in" fo:text-indent="0in" style:auto-text-indent="false"/>
    </style:style>
    <style:style style:name="P14" style:family="paragraph" style:parent-style-name="Table_20_Contents">
      <style:paragraph-properties fo:text-align="start" style:justify-single-word="false"/>
      <style:text-properties fo:background-color="transparent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7" style:family="paragraph" style:parent-style-name="Table_20_Contents">
      <style:text-properties fo:color="#ff0000" style:font-name="Arial" fo:font-weight="normal" style:font-weight-asian="normal" style:font-weight-complex="normal"/>
    </style:style>
    <style:style style:name="P18" style:family="paragraph" style:parent-style-name="Table_20_Contents">
      <style:text-properties fo:color="#ff0000" style:font-name="Arial" fo:font-weight="normal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fo:font-size="14pt"/>
    </style:style>
    <style:style style:name="P22" style:family="paragraph" style:parent-style-name="Text_20_body" style:list-style-name="L1">
      <style:paragraph-properties fo:text-align="start" style:justify-single-word="false"/>
      <style:text-properties fo:font-size="14pt"/>
    </style:style>
    <style:style style:name="P23" style:family="paragraph" style:parent-style-name="Text_20_body" style:list-style-name="L1">
      <style:text-properties fo:font-size="14pt" style:font-size-asian="14pt" style:font-size-complex="14pt"/>
    </style:style>
    <style:style style:name="P24" style:family="paragraph" style:parent-style-name="Text_20_body" style:list-style-name="L2">
      <style:text-properties fo:font-size="14pt"/>
    </style:style>
    <style:style style:name="P25" style:family="paragraph" style:parent-style-name="Text_20_body" style:list-style-name="L3">
      <style:text-properties fo:font-size="14pt"/>
    </style:style>
    <style:style style:name="P26" style:family="paragraph" style:parent-style-name="Text_20_body" style:list-style-name="L4">
      <style:text-properties fo:font-size="14pt"/>
    </style:style>
    <style:style style:name="P27" style:family="paragraph" style:parent-style-name="Text_20_body" style:list-style-name="L5">
      <style:text-properties fo:font-size="14pt"/>
    </style:style>
    <style:style style:name="P28" style:family="paragraph" style:parent-style-name="Text_20_body" style:list-style-name="L6">
      <style:text-properties fo:font-size="14pt"/>
    </style:style>
    <style:style style:name="P29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size="14pt"/>
    </style:style>
    <style:style style:name="P30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  <style:text-properties fo:color="#ff0000" fo:font-size="14pt" fo:font-weight="bold" style:font-size-asian="14pt" style:font-size-complex="14pt"/>
    </style:style>
    <style:style style:name="P31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  <style:text-properties fo:color="#ff0000" fo:font-size="14pt" fo:font-weight="normal" style:font-weight-asian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  <style:text-properties fo:color="#ff0000" fo:font-size="14pt" fo:font-weight="normal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left="0.0209in" fo:margin-right="0in" fo:margin-top="0in" fo:margin-bottom="0.1965in" fo:text-indent="0in" style:auto-text-indent="false"/>
    </style:style>
    <style:style style:name="T1" style:family="text">
      <style:text-properties fo:font-size="15pt"/>
    </style:style>
    <style:style style:name="T2" style:family="text">
      <style:text-properties fo:color="#000000" fo:font-size="14pt"/>
    </style:style>
    <style:style style:name="T3" style:family="text">
      <style:text-properties fo:color="#000000" fo:font-size="14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ize="14pt" fo:font-weight="bold" style:font-size-asian="14pt" style:font-size-complex="14pt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fo:font-weight="bold" style:font-size-asian="14pt" style:font-size-complex="14pt"/>
    </style:style>
    <style:style style:name="T7" style:family="text">
      <style:text-properties fo:color="#000000" fo:font-weight="normal" style:font-size-asian="14pt" style:font-weight-asian="normal" style:font-size-complex="14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fo:font-size="14pt" fo:font-weight="normal" style:font-weight-asian="normal" style:font-weight-complex="normal"/>
    </style:style>
    <style:style style:name="T10" style:family="text">
      <style:text-properties fo:font-size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tyle="italic" style:font-style-asian="italic" style:font-weight-asian="bold" style:font-style-complex="italic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16" style:family="text">
      <style:text-properties style:font-size-asian="14pt" style:font-size-complex="14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style:font-size-asian="14pt" style:font-weight-asian="normal" style:font-size-complex="14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position="super 58%"/>
    </style:style>
    <style:style style:name="T21" style:family="text">
      <style:text-properties style:font-weight-asian="bold" style:font-weight-complex="bold"/>
    </style:style>
    <style:style style:name="T22" style:family="text">
      <style:text-properties style:text-position="sub 58%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ise 7</text:p>
      <text:p text:style-name="Horizontal_20_Line"/>
      <text:p text:style-name="Text_20_body"><text:span text:style-name="T1">Student's Name and ID:</text:span> <text:span text:style-name="T12">s1240234 Yuta Nemoto</text:span></text:p>
      <text:p text:style-name="P5"/>
      <text:p text:style-name="P2"><text:span text:style-name="T16">Problem 1. </text:span><text:span text:style-name="T18">(10 points)</text:span><text:span text:style-name="T16"> </text:span><text:span text:style-name="T14">Consider a logical address space of eight pages of 1024 words each, mapped onto a physical memory of 32 frames. </text:span></text:p>
      <text:p text:style-name="P7"><text:span text:style-name="T3">a) How many bits are there in the physical address?</text:span><text:span text:style-name="T2"> </text:span><text:s/></text:p>
      <text:p text:style-name="P8">Now, it needs 2<text:span text:style-name="T20">5</text:span> * 2<text:span text:style-name="T20">10</text:span> = 2<text:span text:style-name="T20">15</text:span> addresses to identify all the data in physical memory.</text:p>
      <text:p text:style-name="P8">Then, there are <text:span text:style-name="T19">15 bits</text:span> in the physical address.</text:p>
      <text:p text:style-name="P10">b) <text:s/>How many bits are there in the logical address?</text:p>
      <text:p text:style-name="P8">Now, it needs 2<text:span text:style-name="T20">3</text:span> * 2<text:span text:style-name="T20">10</text:span> = 2<text:span text:style-name="T20">13</text:span> addresses to identify all the data in logical memory.</text:p>
      <text:p text:style-name="P8">Then, there are <text:span text:style-name="T19">13 bits</text:span> in the logical address.</text:p>
      <text:p text:style-name="P1">Problem 2. <text:span text:style-name="T17">(20 points)</text:span> <text:span text:style-name="T14">For the following </text:span><text:span text:style-name="T13">decimal</text:span><text:span text:style-name="T14"> virtual addresses compute the virtual </text:span><text:span text:style-name="T13">decimal</text:span><text:span text:style-name="T14"> page number and offset for a 4-KB page and for an 8-KB page: 20000, 39768, 60000, 95444. (</text:span><text:span text:style-name="T15">NOTE:</text:span><text:span text:style-name="T14"> Page numbers start from 0; 1KB = 1024 bytes.)</text:span></text:p>
      <text:p text:style-name="P3"/>
      <text:p text:style-name="P3">Fill the following table.</text:p>
      <table:table table:name="Table2" table:style-name="Table2">
        <table:table-column table:style-name="Table2.A" table:number-columns-repeated="5"/>
        <table:table-row>
          <table:table-cell table:style-name="Table2.A1" table:number-rows-spanned="2" office:value-type="string">
            <text:p text:style-name="P15">Virtual Address</text:p>
          </table:table-cell>
          <table:table-cell table:style-name="Table2.B1" table:number-columns-spanned="2" office:value-type="string">
            <text:p text:style-name="P16">4-KB Page</text:p>
          </table:table-cell>
          <table:covered-table-cell/>
          <table:table-cell table:style-name="Table2.D1" table:number-columns-spanned="2" office:value-type="string">
            <text:p text:style-name="P16">8-KB Page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15">Page Number</text:p>
          </table:table-cell>
          <table:table-cell table:style-name="Table2.B2" office:value-type="string">
            <text:p text:style-name="P15">Offset</text:p>
          </table:table-cell>
          <table:table-cell table:style-name="Table2.B2" office:value-type="string">
            <text:p text:style-name="P15">Page Number</text:p>
          </table:table-cell>
          <table:table-cell table:style-name="Table2.E2" office:value-type="string">
            <text:p text:style-name="P15">Offset</text:p>
          </table:table-cell>
        </table:table-row>
        <table:table-row>
          <table:table-cell table:style-name="Table2.A3" office:value-type="float" office:value="20000">
            <text:p text:style-name="P16">20000</text:p>
          </table:table-cell>
          <table:table-cell table:style-name="Table2.B3" office:value-type="float" office:value="4">
            <text:p text:style-name="P17">4</text:p>
          </table:table-cell>
          <table:table-cell table:style-name="Table2.B3" office:value-type="float" office:value="3616">
            <text:p text:style-name="P17">3616</text:p>
          </table:table-cell>
          <table:table-cell table:style-name="Table2.B3" office:value-type="float" office:value="2">
            <text:p text:style-name="P17">2</text:p>
          </table:table-cell>
          <table:table-cell table:style-name="Table2.E3" office:value-type="float" office:value="3616">
            <text:p text:style-name="P17">3616</text:p>
          </table:table-cell>
        </table:table-row>
        <table:table-row>
          <table:table-cell table:style-name="Table2.A3" office:value-type="float" office:value="39768">
            <text:p text:style-name="P16">39768</text:p>
          </table:table-cell>
          <table:table-cell table:style-name="Table2.B3" office:value-type="float" office:value="9">
            <text:p text:style-name="P17">9</text:p>
          </table:table-cell>
          <table:table-cell table:style-name="Table2.B3" office:value-type="float" office:value="2904">
            <text:p text:style-name="P17">2904</text:p>
          </table:table-cell>
          <table:table-cell table:style-name="Table2.B3" office:value-type="float" office:value="4">
            <text:p text:style-name="P17">4</text:p>
          </table:table-cell>
          <table:table-cell table:style-name="Table2.E3" office:value-type="float" office:value="7000">
            <text:p text:style-name="P17">7000</text:p>
          </table:table-cell>
        </table:table-row>
        <table:table-row>
          <table:table-cell table:style-name="Table2.A3" office:value-type="float" office:value="60000">
            <text:p text:style-name="P16">60000</text:p>
          </table:table-cell>
          <table:table-cell table:style-name="Table2.B3" office:value-type="float" office:value="14">
            <text:p text:style-name="P17">14</text:p>
          </table:table-cell>
          <table:table-cell table:style-name="Table2.B3" office:value-type="float" office:value="2656">
            <text:p text:style-name="P17">2656</text:p>
          </table:table-cell>
          <table:table-cell table:style-name="Table2.B3" office:value-type="float" office:value="7">
            <text:p text:style-name="P17">7</text:p>
          </table:table-cell>
          <table:table-cell table:style-name="Table2.E3" office:value-type="float" office:value="2656">
            <text:p text:style-name="P17">2656</text:p>
          </table:table-cell>
        </table:table-row>
        <table:table-row>
          <table:table-cell table:style-name="Table2.A3" office:value-type="float" office:value="95444">
            <text:p text:style-name="P16">95444</text:p>
          </table:table-cell>
          <table:table-cell table:style-name="Table2.B3" office:value-type="float" office:value="23">
            <text:p text:style-name="P17">23</text:p>
          </table:table-cell>
          <table:table-cell table:style-name="Table2.B3" office:value-type="float" office:value="1236">
            <text:p text:style-name="P17">1236</text:p>
          </table:table-cell>
          <table:table-cell table:style-name="Table2.B3" office:value-type="float" office:value="11">
            <text:p text:style-name="P17">11</text:p>
          </table:table-cell>
          <table:table-cell table:style-name="Table2.E3" office:value-type="float" office:value="5332">
            <text:p text:style-name="P17">5332</text:p>
          </table:table-cell>
        </table:table-row>
      </table:table>
      <text:p text:style-name="P30"/>
      <text:p text:style-name="P32">4KB = 4096bytes</text:p>
      <text:p text:style-name="P32">8KB = 8192bytes</text:p>
      <text:p text:style-name="P11"><text:span text:style-name="T4">Problem 3. </text:span><text:span text:style-name="T5">(20 points)</text:span><text:span text:style-name="T4"> </text:span><text:span text:style-name="T2">Consider a paging system with the page table stored in memory.</text:span> </text:p>
      <text:p text:style-name="P13"><text:span text:style-name="T2">a) If a memory reference takes 200 nanoseconds, how long does a paged memory reference take?</text:span> </text:p>
      <text:p text:style-name="P9"><text:soft-page-break/>Memory reference takes 200 nanoseconds, and it will access twice to memory, so the time paged memory reference take is 200 * 2 = 4<text:span text:style-name="T19">00</text:span> [ns]</text:p>
      <text:p text:style-name="P13"><text:span text:style-name="T2">b) If we add associative registers, and 75 percent of all page-table references are found in the associative registers, what is the effective memory reference time? (Assume that finding a page-table entry in the associative registers takes zero time, if the entry is there).</text:span> </text:p>
      <text:p text:style-name="P13"><text:span text:style-name="T9">Now, the 75 percent of all page-table references are found in registers, it means hit ratio is 75%.</text:span></text:p>
      <text:p text:style-name="P13"><text:span text:style-name="T9">Then, the effective memory reference time is</text:span></text:p>
      <text:p text:style-name="P13"><text:span text:style-name="T9">75% * hit-time + 25% * miss-time = 0.75 * 200 + 0.25 * 400 = 150 + 100 = 250 [ns]</text:span><text:span text:style-name="T17"><text:line-break/></text:span></text:p>
      <text:p text:style-name="Text_20_body"/>
      <text:p text:style-name="Text_20_body"><text:span text:style-name="T4">Problem 4. </text:span><text:span text:style-name="T5">(20 points) </text:span><text:span text:style-name="T10">Consider the following segment table:</text:span>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Segment</text:p>
          </table:table-cell>
          <table:table-cell table:style-name="Table1.A1" office:value-type="string">
            <text:p text:style-name="P14">Base</text:p>
          </table:table-cell>
          <table:table-cell table:style-name="Table1.C1" office:value-type="string">
            <text:p text:style-name="P14">Length</text:p>
          </table:table-cell>
        </table:table-row>
        <table:table-row>
          <table:table-cell table:style-name="Table1.A2" office:value-type="string">
            <text:p text:style-name="P14">0 </text:p>
          </table:table-cell>
          <table:table-cell table:style-name="Table1.A2" office:value-type="string">
            <text:p text:style-name="P14">219 </text:p>
          </table:table-cell>
          <table:table-cell table:style-name="Table1.C2" office:value-type="string">
            <text:p text:style-name="P14">600 </text:p>
          </table:table-cell>
        </table:table-row>
        <table:table-row>
          <table:table-cell table:style-name="Table1.A2" office:value-type="string">
            <text:p text:style-name="P14">1 </text:p>
          </table:table-cell>
          <table:table-cell table:style-name="Table1.A2" office:value-type="string">
            <text:p text:style-name="P14">2300 </text:p>
          </table:table-cell>
          <table:table-cell table:style-name="Table1.C2" office:value-type="string">
            <text:p text:style-name="P14">14 </text:p>
          </table:table-cell>
        </table:table-row>
        <table:table-row>
          <table:table-cell table:style-name="Table1.A2" office:value-type="string">
            <text:p text:style-name="P14">2 </text:p>
          </table:table-cell>
          <table:table-cell table:style-name="Table1.A2" office:value-type="string">
            <text:p text:style-name="P14">90 </text:p>
          </table:table-cell>
          <table:table-cell table:style-name="Table1.C2" office:value-type="string">
            <text:p text:style-name="P14">100 </text:p>
          </table:table-cell>
        </table:table-row>
        <table:table-row>
          <table:table-cell table:style-name="Table1.A2" office:value-type="string">
            <text:p text:style-name="P14">3 </text:p>
          </table:table-cell>
          <table:table-cell table:style-name="Table1.A2" office:value-type="string">
            <text:p text:style-name="P14">1327 </text:p>
          </table:table-cell>
          <table:table-cell table:style-name="Table1.C2" office:value-type="string">
            <text:p text:style-name="P14">580 </text:p>
          </table:table-cell>
        </table:table-row>
        <table:table-row>
          <table:table-cell table:style-name="Table1.A2" office:value-type="string">
            <text:p text:style-name="P14">4 </text:p>
          </table:table-cell>
          <table:table-cell table:style-name="Table1.A2" office:value-type="string">
            <text:p text:style-name="P14">1952 </text:p>
          </table:table-cell>
          <table:table-cell table:style-name="Table1.C2" office:value-type="string">
            <text:p text:style-name="P14">96 </text:p>
          </table:table-cell>
        </table:table-row>
      </table:table>
      <text:list xml:id="list8378462972466376336" text:style-name="L1">
        <text:list-header>
          <text:p text:style-name="P21"/>
          <text:p text:style-name="P22">What are the physical addresses for the following logical addresses?</text:p>
          <text:p text:style-name="P20"><text:span text:style-name="T10">(NOTE. The segment number and offset are separated by comma.</text:span> I<text:span text:style-name="T11">f the offset results in address beyond the segment's length, an error should occur. )</text:span></text:p>
          <text:p text:style-name="P23"/>
        </text:list-header>
      </text:list>
      <text:list xml:id="list5117928862306683874" text:style-name="L2">
        <text:list-item>
          <text:list>
            <text:list-item>
              <text:list>
                <text:list-header>
                  <text:p text:style-name="P24">a) 0,430 <text:s/><text:span text:style-name="T8"><text:s/>219 + 430 = 649</text:span></text:p>
                </text:list-header>
              </text:list>
            </text:list-item>
          </text:list>
        </text:list-item>
      </text:list>
      <text:list xml:id="list1093253395457794101" text:style-name="L3">
        <text:list-item>
          <text:list>
            <text:list-item>
              <text:list>
                <text:list-header>
                  <text:p text:style-name="P25">b) 1,10 <text:s text:c="4"/><text:span text:style-name="T8">2300 + 10 = 2310</text:span></text:p>
                </text:list-header>
              </text:list>
            </text:list-item>
          </text:list>
        </text:list-item>
      </text:list>
      <text:list xml:id="list5333487735529710947" text:style-name="L4">
        <text:list-item>
          <text:list>
            <text:list-item>
              <text:list>
                <text:list-header>
                  <text:p text:style-name="P26">c) 2,500 <text:s text:c="2"/><text:span text:style-name="T8">Error should occur.</text:span></text:p>
                </text:list-header>
              </text:list>
            </text:list-item>
          </text:list>
        </text:list-item>
      </text:list>
      <text:list xml:id="list4828609270880729035" text:style-name="L5">
        <text:list-item>
          <text:list>
            <text:list-item>
              <text:list>
                <text:list-header>
                  <text:p text:style-name="P27">d) 3,400 <text:s text:c="2"/><text:span text:style-name="T8">1327 + 400 = 1727</text:span></text:p>
                </text:list-header>
              </text:list>
            </text:list-item>
          </text:list>
        </text:list-item>
      </text:list>
      <text:list xml:id="list5148575885039176579" text:style-name="L6">
        <text:list-item>
          <text:list>
            <text:list-item>
              <text:list>
                <text:list-header>
                  <text:p text:style-name="P28">e) 4,112 <text:s text:c="2"/><text:span text:style-name="T8">Error should occur.</text:span></text:p>
                </text:list-header>
              </text:list>
            </text:list-item>
          </text:list>
        </text:list-item>
      </text:list>
      <text:p text:style-name="P6"/>
      <text:p text:style-name="P6"/>
      <text:p text:style-name="P12"><text:span text:style-name="T6">Problem 5. </text:span><text:span text:style-name="T7">(30 points) </text:span>Assuming a page size of 4KB and that a page table entry takes 4 bytes, how many levels of page tables would be required to map a 64 bit address space, if on each level page table fits in a single page?</text:p>
      <text:p text:style-name="P31">Now, the page size is 4KB = 4096 bytes, and a page table entry takes 4 bytes.</text:p>
      <text:p text:style-name="P31"><text:soft-page-break/>Then, table have 4096 / 4 = 1024 entries, and it requires log<text:span text:style-name="T22">2</text:span>1024 = 10 bits to address these entries. </text:p>
      <text:p text:style-name="P31">In this case, the total number of bits available to encode the entry for each page level is 64 – log<text:span text:style-name="T22">2</text:span>4096 = 64 – 12 = 52 bits. </text:p>
      <text:p text:style-name="P31">Then, the required number of level is 52 / 10 = 5.2, so it requires the level 6 with round up this.</text:p>
      <text:p text:style-name="P31">The required number of level is <text:span text:style-name="T23">6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sans1" svg:font-family="Lucidasans"/>
    <style:font-face style:name="OpenSymbol" svg:font-family="OpenSymbol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HG 明朝L Sun" style:font-size-asian="12pt" style:language-asian="ja" style:country-asian="JP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lbany" fo:font-size="14pt" style:font-name-asian="HG 明朝L Sun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Daria Vazhenina</meta:initial-creator>
    <meta:creation-date>2009-10-30T10:51:28</meta:creation-date>
    <dc:date>2017-11-22T14:54:15</dc:date>
    <dc:language>en-US</dc:language>
    <meta:editing-cycles>22</meta:editing-cycles>
    <meta:editing-duration>PT5H4M37S</meta:editing-duration>
    <dc:creator>Yuta Nemoto</dc:creator>
    <meta:printed-by>Konstantin Markov</meta:printed-by>
    <meta:print-date>2011-11-16T14:45:21</meta:print-date>
    <meta:document-statistic meta:table-count="2" meta:image-count="0" meta:object-count="0" meta:page-count="3" meta:paragraph-count="79" meta:word-count="574" meta:character-count="2943"/>
    <meta:user-defined meta:name="Info 1"/>
    <meta:user-defined meta:name="Info 2"/>
    <meta:user-defined meta:name="Info 3"/>
    <meta:user-defined meta:name="Info 4"/>
  </office:meta>
</office:document-meta>
</file>